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AdConnect: An Integrated Advertisement Ecosystem</text:span></text:h>
      <text:h text:style-name="Heading_20_4" text:outline-level="4"><text:span text:style-name="Strong_20_Emphasis">Description</text:span></text:h>
      <text:p text:style-name="Text_20_body">AdConnect is a comprehensive platform where:</text:p>
      <text:list text:style-name="L1">
        <text:list-item>
          <text:p text:style-name="P2"><text:span text:style-name="Strong_20_Emphasis">Businesses</text:span> can create and manage targeted ad campaigns. </text:p>
        </text:list-item>
        <text:list-item>
          <text:p text:style-name="P2"><text:span text:style-name="Strong_20_Emphasis">Front Users</text:span> (general audience) can view personalized ads based on their preferences and interact with them. </text:p>
        </text:list-item>
        <text:list-item>
          <text:p text:style-name="P1"><text:span text:style-name="Strong_20_Emphasis">Admins</text:span> oversee the platform, ensuring smooth operations, content moderation, and analytics reporting. </text:p>
        </text:list-item>
      </text:list>
      <text:p text:style-name="Text_20_body">The system combines features of ad posting, user targeting, analytics, and classified ads in a unified, user-friendly interface.</text:p>
      <text:h text:style-name="Heading_20_4" text:outline-level="4"><text:span text:style-name="Strong_20_Emphasis">User Roles and Responsibilities</text:span></text:h>
      <text:list text:style-name="L2">
        <text:list-item>
          <text:p text:style-name="P3"><text:span text:style-name="Strong_20_Emphasis">Front Users</text:span> (Viewers/General Users):</text:p>
          <text:list>
            <text:list-item>
              <text:p text:style-name="P4">Register, create a profile, and set preferences for the types of ads they want to see (e.g., categories like electronics, real estate, or jobs). </text:p>
            </text:list-item>
            <text:list-item>
              <text:p text:style-name="P4">View targeted ads based on their preferences or location. </text:p>
            </text:list-item>
            <text:list-item>
              <text:p text:style-name="P4">Provide feedback on ads (e.g., ratings or comments). </text:p>
            </text:list-item>
            <text:list-item>
              <text:p text:style-name="P4">Save favorite ads to a "Wishlist" for later review. </text:p>
            </text:list-item>
          </text:list>
        </text:list-item>
        <text:list-item>
          <text:p text:style-name="P3"><text:span text:style-name="Strong_20_Emphasis">Businesses</text:span> (Advertisers):</text:p>
          <text:list>
            <text:list-item>
              <text:p text:style-name="P4">Register as advertisers and create a business profile. </text:p>
            </text:list-item>
            <text:list-item>
              <text:p text:style-name="P4">Post ads with details (title, category, images, budget, and target audience). </text:p>
            </text:list-item>
            <text:list-item>
              <text:p text:style-name="P4">Manage existing ads (edit, pause, or delete campaigns). </text:p>
            </text:list-item>
            <text:list-item>
              <text:p text:style-name="P4">View ad performance metrics such as views, clicks, and user feedback in a personalized analytics dashboard. </text:p>
            </text:list-item>
            <text:list-item>
              <text:p text:style-name="P4">Respond to inquiries from interested users directly via a messaging system. </text:p>
            </text:list-item>
          </text:list>
        </text:list-item>
        <text:list-item>
          <text:p text:style-name="P3"><text:span text:style-name="Strong_20_Emphasis">Admins</text:span>:</text:p>
          <text:list>
            <text:list-item>
              <text:p text:style-name="P4">Approve or reject ad postings to ensure compliance with platform guidelines. </text:p>
            </text:list-item>
            <text:list-item>
              <text:p text:style-name="P4">Monitor ad performance and platform usage metrics. </text:p>
            </text:list-item>
            <text:list-item>
              <text:p text:style-name="P4">Handle disputes or flagged ads (e.g., inappropriate content or misleading information). </text:p>
            </text:list-item>
            <text:list-item>
              <text:p text:style-name="P4">Generate periodic reports for businesses about platform trends and ad effectiveness. </text:p>
            </text:list-item>
            <text:list-item>
              <text:p text:style-name="P3">Manage system-wide settings like ad categories, regions, and other configurations. </text:p>
            </text:list-item>
          </text:list>
        </text:list-item>
      </text:list>
      <text:h text:style-name="Heading_20_4" text:outline-level="4"><text:span text:style-name="Strong_20_Emphasis">Key Features</text:span></text:h>
      <text:list text:style-name="L3">
        <text:list-item>
          <text:p text:style-name="P5"><text:span text:style-name="Strong_20_Emphasis">Dynamic Ad Posting and Targeting</text:span>:</text:p>
          <text:list>
            <text:list-item>
              <text:p text:style-name="P6">Businesses can post ads dynamically and select target demographics (age, location, preferences). </text:p>
            </text:list-item>
            <text:list-item>
              <text:p text:style-name="P6">Ads are shown to Front Users in real-time using AJAX, based on their preferences. </text:p>
            </text:list-item>
          </text:list>
        </text:list-item>
        <text:list-item>
          <text:p text:style-name="P5"><text:span text:style-name="Strong_20_Emphasis">Real-Time Analytics Dashboard</text:span>:</text:p>
          <text:list>
            <text:list-item>
              <text:p text:style-name="P6">Businesses can monitor their ad campaigns with metrics like click-through rate (CTR), engagement time, and user feedback. </text:p>
            </text:list-item>
            <text:list-item>
              <text:p text:style-name="P6"><text:soft-page-break/>Admins can track platform-wide trends and ensure equitable ad visibility. </text:p>
            </text:list-item>
          </text:list>
        </text:list-item>
        <text:list-item>
          <text:p text:style-name="P5"><text:span text:style-name="Strong_20_Emphasis">Classified Ad Search and Interaction</text:span>:</text:p>
          <text:list>
            <text:list-item>
              <text:p text:style-name="P6">Front Users can search ads by category or keywords and filter them based on location, price, or popularity. </text:p>
            </text:list-item>
            <text:list-item>
              <text:p text:style-name="P6">A messaging feature allows direct communication between Front Users and Businesses for inquiries. </text:p>
            </text:list-item>
          </text:list>
        </text:list-item>
        <text:list-item>
          <text:p text:style-name="P5"><text:span text:style-name="Strong_20_Emphasis">Preference-Based and Location-Aware Ads</text:span>:</text:p>
          <text:list>
            <text:list-item>
              <text:p text:style-name="P6">The platform uses geolocation to show ads relevant to a user's area. </text:p>
            </text:list-item>
            <text:list-item>
              <text:p text:style-name="P6">Front Users can set preferences for specific ad types (e.g., "Tech Deals" or "Freelance Jobs"). </text:p>
            </text:list-item>
          </text:list>
        </text:list-item>
        <text:list-item>
          <text:p text:style-name="P5"><text:span text:style-name="Strong_20_Emphasis">Content Moderation and Approval</text:span>:</text:p>
          <text:list>
            <text:list-item>
              <text:p text:style-name="P6">Ads must be reviewed and approved by Admins before going live, ensuring a trustworthy environment. </text:p>
            </text:list-item>
          </text:list>
        </text:list-item>
        <text:list-item>
          <text:p text:style-name="P5"><text:span text:style-name="Strong_20_Emphasis">Feedback and Ratings</text:span>:</text:p>
          <text:list>
            <text:list-item>
              <text:p text:style-name="P6">Front Users can rate ads, helping Businesses improve campaigns and providing metrics for Admin reports. </text:p>
            </text:list-item>
          </text:list>
        </text:list-item>
        <text:list-item>
          <text:p text:style-name="P5"><text:span text:style-name="Strong_20_Emphasis">Monetization System</text:span>:</text:p>
          <text:list>
            <text:list-item>
              <text:p text:style-name="P5">Businesses can purchase ad slots or premium features like enhanced analytics, higher visibility, or priority posting. </text:p>
            </text:list-item>
          </text:list>
        </text:list-item>
      </text:list>
      <text:h text:style-name="Heading_20_4" text:outline-level="4"><text:span text:style-name="Strong_20_Emphasis">Technologies</text:span></text:h>
      <text:list text:style-name="L4">
        <text:list-item>
          <text:p text:style-name="P8"><text:span text:style-name="Strong_20_Emphasis">Frontend</text:span>: </text:p>
          <text:list>
            <text:list-item>
              <text:p text:style-name="P8">HTML/CSS for layout and styling. </text:p>
            </text:list-item>
            <text:list-item>
              <text:p text:style-name="P8">JavaScript for form validation, interactivity, and dynamic UI updates. </text:p>
            </text:list-item>
          </text:list>
        </text:list-item>
        <text:list-item>
          <text:p text:style-name="P8"><text:span text:style-name="Strong_20_Emphasis">Backend</text:span>: </text:p>
          <text:list>
            <text:list-item>
              <text:p text:style-name="P8">PHP for handling user authentication, ad management logic, and analytics. </text:p>
            </text:list-item>
          </text:list>
        </text:list-item>
        <text:list-item>
          <text:p text:style-name="P8"><text:span text:style-name="Strong_20_Emphasis">Database</text:span>: </text:p>
          <text:list>
            <text:list-item>
              <text:p text:style-name="P8">MySQL for storing user profiles, ad data, preferences, and analytics metrics. </text:p>
            </text:list-item>
          </text:list>
        </text:list-item>
        <text:list-item>
          <text:p text:style-name="P8"><text:span text:style-name="Strong_20_Emphasis">AJAX</text:span>: </text:p>
          <text:list>
            <text:list-item>
              <text:p text:style-name="P8">For dynamic content updates like ad loading, filtering, and real-time analytics. </text:p>
            </text:list-item>
          </text:list>
        </text:list-item>
        <text:list-item>
          <text:p text:style-name="P8"><text:span text:style-name="Strong_20_Emphasis">XML</text:span>: </text:p>
          <text:list>
            <text:list-item>
              <text:p text:style-name="P7">To structure and exchange ad data for cross-platform compatibility. </text:p>
            </text:list-item>
          </text:list>
        </text:list-item>
      </text:list>
      <text:h text:style-name="Heading_20_4" text:outline-level="4"><text:span text:style-name="Strong_20_Emphasis">Unique Aspects</text:span></text:h>
      <text:list text:style-name="L5">
        <text:list-item>
          <text:p text:style-name="P10"><text:span text:style-name="Strong_20_Emphasis">Multi-Role Functionality</text:span>: Clear separation of roles with specialized dashboards for each. </text:p>
        </text:list-item>
        <text:list-item>
          <text:p text:style-name="P10"><text:span text:style-name="Strong_20_Emphasis">Comprehensive Features</text:span>: Combines ad posting, targeting, feedback, and analytics in a single platform. </text:p>
        </text:list-item>
        <text:list-item>
          <text:p text:style-name="P10"><text:span text:style-name="Strong_20_Emphasis">Interactive and Engaging</text:span>: Real-time updates ensure a seamless user experience. </text:p>
        </text:list-item>
        <text:list-item>
          <text:p text:style-name="P9"><text:span text:style-name="Strong_20_Emphasis">Scalable</text:span>: Can accommodate new ad types, monetization models, or user roles in the future. 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1:16:38.812561482</meta:creation-date>
    <dc:date>2024-11-28T21:19:19.931204939</dc:date>
    <meta:editing-duration>PT2M41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2" meta:paragraph-count="61" meta:word-count="580" meta:character-count="3852" meta:non-whitespace-character-count="3343"/>
  </office:meta>
</office:document-meta>
</file>